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1ba4d4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7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8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19" style:family="paragraph" style:parent-style-name="Text_20_body">
      <style:paragraph-properties fo:break-before="page"/>
      <style:text-properties style:font-name="WenQuanYi Micro Hei" fo:font-size="15pt" officeooo:rsid="0001e625" officeooo:paragraph-rsid="001e5de4" style:font-name-asian="WenQuanYi Micro Hei" style:font-size-asian="15pt" style:font-size-complex="15pt"/>
    </style:style>
    <style:style style:name="P20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21" style:family="paragraph" style:parent-style-name="Text_20_body">
      <style:paragraph-properties fo:break-before="page"/>
      <style:text-properties style:font-name="WenQuanYi Micro Hei" fo:font-size="15pt" officeooo:rsid="0001e625" officeooo:paragraph-rsid="00311bb1" style:font-name-asian="WenQuanYi Micro Hei" style:font-size-asian="15pt" style:font-size-complex="15pt"/>
    </style:style>
    <style:style style:name="P22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23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24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6" style:family="paragraph" style:parent-style-name="Text_20_body" style:list-style-name="L2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27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28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29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30" style:family="paragraph" style:parent-style-name="Text_20_body">
      <style:text-properties style:font-name="WenQuanYi Micro Hei" fo:font-size="15pt" officeooo:paragraph-rsid="004d82c4" style:font-name-asian="WenQuanYi Micro Hei" style:font-size-asian="15pt" style:font-size-complex="15pt"/>
    </style:style>
    <style:style style:name="P31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32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33" style:family="paragraph" style:parent-style-name="Text_20_body">
      <style:text-properties style:font-name="WenQuanYi Micro Hei" fo:font-size="15pt" officeooo:paragraph-rsid="0056f6aa" style:font-name-asian="WenQuanYi Micro Hei" style:font-size-asian="15pt" style:font-size-complex="15pt"/>
    </style:style>
    <style:style style:name="P34" style:family="paragraph" style:parent-style-name="Text_20_body">
      <style:paragraph-properties fo:break-before="page"/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35" style:family="paragraph" style:parent-style-name="Text_20_body">
      <style:paragraph-properties fo:break-before="page"/>
      <style:text-properties style:font-name="WenQuanYi Micro Hei" fo:font-size="15pt" officeooo:paragraph-rsid="005cd842" style:font-name-asian="WenQuanYi Micro Hei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a91b7"/>
    </style:style>
    <style:style style:name="T12" style:family="text">
      <style:text-properties officeooo:rsid="001ba4d4"/>
    </style:style>
    <style:style style:name="T13" style:family="text">
      <style:text-properties officeooo:rsid="001dc8c5"/>
    </style:style>
    <style:style style:name="T14" style:family="text">
      <style:text-properties officeooo:rsid="001e5de4"/>
    </style:style>
    <style:style style:name="T15" style:family="text">
      <style:text-properties officeooo:rsid="001f05f4"/>
    </style:style>
    <style:style style:name="T16" style:family="text">
      <style:text-properties officeooo:rsid="001fa391"/>
    </style:style>
    <style:style style:name="T17" style:family="text">
      <style:text-properties officeooo:rsid="0021545e"/>
    </style:style>
    <style:style style:name="T18" style:family="text">
      <style:text-properties officeooo:rsid="0024ab42"/>
    </style:style>
    <style:style style:name="T19" style:family="text">
      <style:text-properties officeooo:rsid="00262f61"/>
    </style:style>
    <style:style style:name="T20" style:family="text">
      <style:text-properties officeooo:rsid="0027858b"/>
    </style:style>
    <style:style style:name="T21" style:family="text">
      <style:text-properties officeooo:rsid="0027cd2d"/>
    </style:style>
    <style:style style:name="T22" style:family="text">
      <style:text-properties officeooo:rsid="002e8c1c"/>
    </style:style>
    <style:style style:name="T23" style:family="text">
      <style:text-properties officeooo:rsid="002e8cbf"/>
    </style:style>
    <style:style style:name="T24" style:family="text">
      <style:text-properties officeooo:rsid="002ebd22"/>
    </style:style>
    <style:style style:name="T25" style:family="text">
      <style:text-properties officeooo:rsid="002fea87"/>
    </style:style>
    <style:style style:name="T26" style:family="text">
      <style:text-properties officeooo:rsid="00301b16"/>
    </style:style>
    <style:style style:name="T27" style:family="text">
      <style:text-properties officeooo:rsid="00311bb1"/>
    </style:style>
    <style:style style:name="T28" style:family="text">
      <style:text-properties officeooo:rsid="0031a00d"/>
    </style:style>
    <style:style style:name="T29" style:family="text">
      <style:text-properties officeooo:rsid="0031c82a"/>
    </style:style>
    <style:style style:name="T30" style:family="text">
      <style:text-properties officeooo:rsid="00320d56"/>
    </style:style>
    <style:style style:name="T31" style:family="text">
      <style:text-properties officeooo:rsid="00329e5e"/>
    </style:style>
    <style:style style:name="T32" style:family="text">
      <style:text-properties officeooo:rsid="0033e6f4"/>
    </style:style>
    <style:style style:name="T33" style:family="text">
      <style:text-properties officeooo:rsid="003465db"/>
    </style:style>
    <style:style style:name="T34" style:family="text">
      <style:text-properties officeooo:rsid="0034df63"/>
    </style:style>
    <style:style style:name="T35" style:family="text">
      <style:text-properties officeooo:rsid="0035ff05"/>
    </style:style>
    <style:style style:name="T36" style:family="text">
      <style:text-properties officeooo:rsid="0036339b"/>
    </style:style>
    <style:style style:name="T37" style:family="text">
      <style:text-properties officeooo:rsid="0037dce8"/>
    </style:style>
    <style:style style:name="T38" style:family="text">
      <style:text-properties officeooo:rsid="0039307d"/>
    </style:style>
    <style:style style:name="T39" style:family="text">
      <style:text-properties officeooo:rsid="0039ab4a"/>
    </style:style>
    <style:style style:name="T40" style:family="text">
      <style:text-properties officeooo:rsid="003b6deb"/>
    </style:style>
    <style:style style:name="T41" style:family="text">
      <style:text-properties officeooo:rsid="003c2699"/>
    </style:style>
    <style:style style:name="T42" style:family="text">
      <style:text-properties officeooo:rsid="003dc8a6"/>
    </style:style>
    <style:style style:name="T43" style:family="text">
      <style:text-properties officeooo:rsid="003f128f"/>
    </style:style>
    <style:style style:name="T44" style:family="text">
      <style:text-properties officeooo:rsid="003fa2b4"/>
    </style:style>
    <style:style style:name="T45" style:family="text">
      <style:text-properties officeooo:rsid="0043aa47"/>
    </style:style>
    <style:style style:name="T46" style:family="text">
      <style:text-properties officeooo:rsid="004628c1"/>
    </style:style>
    <style:style style:name="T47" style:family="text">
      <style:text-properties officeooo:rsid="0046dac8"/>
    </style:style>
    <style:style style:name="T48" style:family="text">
      <style:text-properties officeooo:rsid="004bc515"/>
    </style:style>
    <style:style style:name="T49" style:family="text">
      <style:text-properties officeooo:rsid="004d82c4"/>
    </style:style>
    <style:style style:name="T50" style:family="text">
      <style:text-properties officeooo:rsid="004fd218"/>
    </style:style>
    <style:style style:name="T51" style:family="text">
      <style:text-properties officeooo:rsid="0053b2ea"/>
    </style:style>
    <style:style style:name="T52" style:family="text">
      <style:text-properties fo:background-color="#fff200" loext:char-shading-value="0"/>
    </style:style>
    <style:style style:name="T53" style:family="text">
      <style:text-properties fo:background-color="#fff200" loext:char-shading-value="0"/>
    </style:style>
    <style:style style:name="T54" style:family="text">
      <style:text-properties fo:background-color="#b2b2b2" loext:char-shading-value="0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5c29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允言老師合成文本</text:p>
      <text:p text:style-name="P23"/>
      <text:p text:style-name="P22"><text:span text:style-name="T4">允言老師ê論文「台語變調系統實作研究」有用著</text:span><text:span text:style-name="T5">17段文本，</text:span></text:p>
      <text:p text:style-name="P24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3770367747" text:style-name="L1">
        <text:list-item>
          <text:p text:style-name="P25">有羅馬字ê就是beh唸ê文稿。</text:p>
        </text:list-item>
      </text:list>
      <text:list xml:id="list4191817177" text:style-name="L2">
        <text:list-item>
          <text:p text:style-name="P26">#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 ji̍t <text:span text:style-name="T11">(</text:span>月日<text:span text:style-name="T11">)</text:span><text:span text:style-name="T1">#</text:span>，tsiū <text:span text:style-name="T11">(</text:span>就<text:span text:style-name="T11">)</text:span>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5">2.<text:line-break/>我若問遐<text:span text:style-name="T1">#</text:span>的兄弟<text:span text:style-name="T1">#</text:span>講。「恁有想欲閣轉來西部<text:span text:style-name="T1">#</text:span>ah-bô <text:span text:style-name="T12">(</text:span>抑無, <text:span text:style-name="T12">ah唸再變調，口語調第1調)</text:span>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6"/>
      <text:p text:style-name="P6">東部傳道見聞記，陳降祥著，1961</text:p>
      <text:p text:style-name="P6">Tang-pōo Thuân-tō Kiàn-bûn-kì, Tân Kàng-siông tù, it kiú lio̍k it</text:p>
      <text:p text:style-name="P6"/>
      <text:p text:style-name="P6"/>
      <text:p text:style-name="P19">3.<text:line-break/>到彼ē-àm <text:span text:style-name="T13">(</text:span>下暗<text:span text:style-name="T13">)</text:span><text:span text:style-name="T1">#</text:span>，oo-àm-mî <text:span text:style-name="T13">(</text:span>烏暗暝<text:span text:style-name="T13">)</text:span>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4">(</text:span>瑪莉<text:span text:style-name="T14">)</text:span>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4">(</text:span>瑪莉<text:span text:style-name="T14">)</text:span>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6"/>
      <text:p text:style-name="P7">4.<text:line-break/>Má-lī <text:span text:style-name="T15">(</text:span>瑪莉<text:span text:style-name="T15">)</text:span><text:span text:style-name="T1">#</text:span>有時<text:span text:style-name="T1">#</text:span>著īng <text:span text:style-name="T15">(</text:span>用<text:span text:style-name="T15">)</text:span>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6">(</text:span>啥物<text:span text:style-name="T16">)</text:span><text:span text:style-name="T1">#</text:span>，聽著sím-mi̍h <text:span text:style-name="T16">(</text:span>啥物<text:span text:style-name="T16">)</text:span><text:span text:style-name="T1">#</text:span>。實在<text:span text:style-name="T1">#</text:span>Má-lī <text:span text:style-name="T15">(</text:span>瑪莉<text:span text:style-name="T15">)</text:span><text:span text:style-name="T1">#</text:span> suè-suè <text:span text:style-name="T17">(</text:span>細細<text:span text:style-name="T17">)</text:span>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6"/>
      <text:p text:style-name="P6">草堆頂的眠夢──兒童宗教故事，黃懷恩著，1955</text:p>
      <text:p text:style-name="P6">Tsháu-tui-tíng ê Bîn-bāng ── Jî-tông Tsong-kàu Kòo-sū, N̂g Huâi-un tù, it kiú ngóo ngóo</text:p>
      <text:p text:style-name="P6"/>
      <text:p text:style-name="P6"/>
      <text:p text:style-name="P20">5.<text:line-break/>有一日<text:span text:style-name="T1">#</text:span>我佇kue-lōo <text:span text:style-name="T18">(</text:span>街路<text:span text:style-name="T18">)</text:span><text:span text:style-name="T1">#</text:span><text:span text:style-name="T18">teh(</text:span>咧<text:span text:style-name="T18">)</text:span>行有拄著一个<text:span text:style-name="T1">#</text:span>細漢囡仔<text:span text:style-name="T1">#</text:span>兇兇走竄<text:span text:style-name="T1">#</text:span>kè <text:span text:style-name="T18">(</text:span>過<text:span text:style-name="T18">)</text:span><text:span text:style-name="T1">#</text:span>去。彼時<text:span text:style-name="T1">#</text:span>落雪<text:span text:style-name="T1">#</text:span>拄仔tsînn<text:span text:style-name="T1">#</text:span>、kue-lōo <text:span text:style-name="T18">(</text:span>街路<text:span text:style-name="T18">)</text:span><text:span text:style-name="T1">#</text:span>溡溡<text:span text:style-name="T1">#</text:span>。彼个囡仔<text:span text:style-name="T1">#</text:span>無suè-jī <text:span text:style-name="T19">(</text:span>細膩<text:span text:style-name="T19">)</text:span><text:span text:style-name="T1">#</text:span>，<text:span text:style-name="T19">teh(</text:span>咧<text:span text:style-name="T19">)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8"><text:line-break/>---台日大辭典(台文譯本)--<text:line-break/>tsînn [晴] 好天氣。</text:p>
      <text:p text:style-name="P6"/>
      <text:p text:style-name="P9">6.<text:line-break/>Kè <text:span text:style-name="T20">(</text:span>過<text:span text:style-name="T20">)</text:span>幾日<text:span text:style-name="T1">#</text:span>閣得著機會<text:span text:style-name="T1">#</text:span>通結謙遜<text:span text:style-name="T1">#</text:span>、溫柔<text:span text:style-name="T1">#</text:span>的ké-tsí <text:span text:style-name="T21">(</text:span>果子<text:span text:style-name="T21">)</text:span><text:span text:style-name="T1">#</text:span>，就是我的查某囝<text:span text:style-name="T1">#</text:span>的頭家娘<text:span text:style-name="T1">#</text:span>閣來guán <text:span text:style-name="T22">(</text:span>阮<text:span text:style-name="T22">)</text:span>兜<text:span text:style-name="T1">#</text:span>bāi<text:span text:style-name="T1">#</text:span>--伊<text:span text:style-name="T22">(隨前變調)</text:span>。我想我著共伊hē <text:span text:style-name="T22">(</text:span>會<text:span text:style-name="T22">)</text:span>前日<text:span text:style-name="T1">#</text:span>所講<text:span text:style-name="T1">#</text:span>的毋著<text:span text:style-name="T1">#</text:span>，總是我真毋愛<text:span text:style-name="T1">#</text:span>，iáu-kú <text:span text:style-name="T22">(</text:span>猶過<text:span text:style-name="T22">)</text:span>我lōo-bé <text:span text:style-name="T22">(</text:span>路尾<text:span text:style-name="T22">)</text:span><text:span text:style-name="T1">#</text:span>共伊hē<text:span text:style-name="T23">(</text:span>會<text:span text:style-name="T23">)</text:span><text:span text:style-name="T1">#</text:span>。頭家娘<text:span text:style-name="T1">#</text:span>khuànn-kìnn <text:span text:style-name="T24">(</text:span>看見<text:span text:style-name="T24">)</text:span>我án-ni <text:span text:style-name="T24">(</text:span>按呢<text:span text:style-name="T24">)</text:span>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6"/>
      <text:p text:style-name="P6">新聞的雜錄，1913</text:p>
      <text:p text:style-name="P6">Sin-bûn ê Tsa̍p-lio̍k, it kiú it sam</text:p>
      <text:p text:style-name="P6"/>
      <text:p text:style-name="P6"><text:soft-page-break/>---台日大辭典(台文譯本)---<text:line-break/>bāi [覓] (1) 探訪。 (2) 走chhōe。 (3) 附tī動詞後表示試意。</text:p>
      <text:p text:style-name="P6">lōo-bé<text:tab/>[路尾]<text:tab/>(1)路ê尾端。 (2)結局，最後。</text:p>
      <text:p text:style-name="P21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25">(</text:span>錯誤<text:span text:style-name="T25">)</text:span>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<text:span text:style-name="T26">teh(</text:span>咧<text:span text:style-name="T26">)</text:span>滾<text:span text:style-name="T26">teh(</text:span>咧<text:span text:style-name="T26">)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27">(</text:span>按呢<text:span text:style-name="T27">)</text:span>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26">teh(</text:span>咧<text:span text:style-name="T26">)</text:span>舞<text:span text:style-name="T1">#</text:span>、好聲<text:span text:style-name="T1">#</text:span>的蟲豸鳥隻<text:span text:style-name="T1">#</text:span><text:span text:style-name="T26">teh(</text:span>咧<text:span text:style-name="T26">)</text:span>啼<text:span text:style-name="T26">teh(</text:span>咧<text:span text:style-name="T26">)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10"/>
      <text:p text:style-name="P10">---台日大辭典(台文譯本)---</text:p>
      <text:p text:style-name="P12">tó-lo̍h<text:tab/>[何落]<text:tab/>何處，何方。</text:p>
      <text:p text:style-name="P6"/>
      <text:p text:style-name="P11">8.<text:line-break/>親像án-ni <text:span text:style-name="T28">(</text:span>按呢<text:span text:style-name="T28">)</text:span>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<text:span text:style-name="T29">(</text:span>就<text:span text:style-name="T29">)</text:span>有山<text:span text:style-name="T1">#</text:span>、愛海<text:span text:style-name="T1">#</text:span>tsiū <text:span text:style-name="T29">(</text:span>就<text:span text:style-name="T29">)</text:span>有海<text:span text:style-name="T1">#</text:span>；欲熱<text:span text:style-name="T1">#</text:span>tsiū <text:span text:style-name="T29">(</text:span>就<text:span text:style-name="T29">)</text:span>有熱<text:span text:style-name="T1">#</text:span>、寒<text:span text:style-name="T1">#</text:span>tsiū <text:span text:style-name="T29">(</text:span>就<text:span text:style-name="T29">)</text:span>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30">(</text:span>用心<text:span text:style-name="T30">)</text:span><text:span text:style-name="T1"># </text:span>ke<text:span text:style-name="T30">(</text:span>加<text:span text:style-name="T30">)</text:span>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<text:soft-page-break/>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3"/>
      <text:p text:style-name="P13"/>
      <text:p text:style-name="P13">十項管見，蔡培火著，1924</text:p>
      <text:p text:style-name="P13">Tsa̍p Hāng Kuán-kiàn, Tshuà Puê-hué tù, it kiú jī sù</text:p>
      <text:p text:style-name="P13"/>
      <text:p text:style-name="P14">0705<text:span text:style-name="T7">-</text:span><text:span text:style-name="T8">9段試驗文本</text:span></text:p>
      <text:p text:style-name="P13">1.</text:p>
      <text:p text:style-name="P15">論寫白話字<text:span text:style-name="T1">#</text:span>較贏寫中國字<text:span text:style-name="T1">#</text:span>，tsiū <text:span text:style-name="T31">(</text:span>就<text:span text:style-name="T31">)</text:span>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32">(</text:span>袂曉得<text:span text:style-name="T32">)</text:span><text:span text:style-name="T1">#</text:span>寫較深<text:span text:style-name="T1">#</text:span>的字<text:span text:style-name="T1">#</text:span>，抑攏buē-hiáu-tit <text:span text:style-name="T32">(</text:span>袂曉得<text:span text:style-name="T32">)</text:span><text:span text:style-name="T1">#</text:span>寫phue <text:span text:style-name="T34">(</text:span>批<text:span text:style-name="T34">)</text:span><text:span text:style-name="T1">#</text:span>；設使有時<text:span text:style-name="T1">#</text:span>寫批<text:span text:style-name="T1">#</text:span>，其中常<text:span text:style-name="T1"># </text:span>īng <text:span text:style-name="T35">(用)</text:span>土字<text:span text:style-name="T1">#</text:span>，攏無kué-seh <text:span text:style-name="T35">(</text:span>kué說<text:span text:style-name="T35">)</text:span><text:span text:style-name="T1">#</text:span>，予看phue <text:span text:style-name="T36">(</text:span>批<text:span text:style-name="T36">)</text:span><text:span text:style-name="T1">#</text:span>的人<text:span text:style-name="T1"># </text:span>buē <text:span text:style-name="T37">(袂)</text:span>明伊的意思<text:span text:style-name="T1">#</text:span>，tsiū uē tshò-gōo <text:span text:style-name="T37">(就會</text:span>錯誤<text:span text:style-name="T37">)</text:span>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33">(</text:span>袂曉得<text:span text:style-name="T33">)</text:span>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38">(袂</text:span>錯誤<text:span text:style-name="T38">)</text:span>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39">(</text:span>一月日<text:span text:style-name="T39">)</text:span><text:span text:style-name="T1">#</text:span>，檢采幾若ge̍h-ji̍t <text:span text:style-name="T40">(</text:span>月日<text:span text:style-name="T40">)</text:span><text:span text:style-name="T1">#</text:span>，不論ta-poo-lâng <text:span text:style-name="T41">(</text:span>查埔人<text:span text:style-name="T41">)</text:span><text:span text:style-name="T1">#</text:span>，婦人人<text:span text:style-name="T1">#</text:span>，以及囡仔<text:span text:style-name="T1">#</text:span>，攏總uē-hiáu-tit <text:span text:style-name="T42">(</text:span>會曉得<text:span text:style-name="T42">)</text:span><text:span text:style-name="T1">#</text:span>寫批<text:span text:style-name="T1">#</text:span>，閣所寫逐句<text:span text:style-name="T1">#</text:span>分明<text:span text:style-name="T1">#</text:span>，予看<text:span text:style-name="T44">phue(</text:span>批<text:span text:style-name="T44">)</text:span><text:span text:style-name="T1">#</text:span>的人<text:span text:style-name="T1">#</text:span>一盡uē-hiáu-tit <text:span text:style-name="T43">(</text:span>會曉得<text:span text:style-name="T43">)</text:span>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<text:soft-page-break/>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16"/>
      <text:p text:style-name="P17">論白話字ê利益，葉漢章牧師著，1885</text:p>
      <text:p text:style-name="P17">Lūn Pe̍h-uē-jī ê Lī-ik, Ia̍p Hàn-tsiong Bo̍k-su tù, 1885</text:p>
      <text:p text:style-name="P17"><text:line-break/>--- 台日大辭典(台文譯本)---<text:line-break/>kuē [快] (1) 姓。 (2) 容易。<text:line-break/>kué-seh [解說] 說明；解釋。</text:p>
      <text:p text:style-name="P17"/>
      <text:p text:style-name="P27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sann-pí<text:span text:style-name="T45">(相比)</text:span>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<text:span text:style-name="T45">teh</text:span>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6"/>
      <text:p text:style-name="P16">白話字ê利益，劉茂清著，1886</text:p>
      <text:p text:style-name="P16">Pe̍h-uē-jī ê Lī-ik, Lâu Bôo-tshing tù, 1886</text:p>
      <text:p text:style-name="P16"/>
      <text:p text:style-name="P16"><text:soft-page-break/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百三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29"><text:span text:style-name="T2">4.</text:span><text:line-break/>佇東京<text:span text:style-name="T1">#</text:span>濟濟人<text:span text:style-name="T1"># </text:span><text:span text:style-name="T46">teh</text:span>議論𪜶城ni̍h<text:span text:style-name="T1">#</text:span>有遐爾大<text:span text:style-name="T1">#</text:span>擾亂<text:span text:style-name="T1">#</text:span>較大面<text:span text:style-name="T1">#</text:span>是<text:span text:style-name="T1">#</text:span>因為kíng-tshat 濫糝拔刀<text:span text:style-name="T1">#</text:span>去刣人<text:span text:style-name="T1">#</text:span>。所以<text:span text:style-name="T47">teh tsham-siâng </text:span>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m̄-kú 三立<text:span text:style-name="T1">#</text:span>的火藥庫<text:span text:style-name="T1">#</text:span>有發<text:span text:style-name="T1">#</text:span>火<text:span text:style-name="T1">#</text:span>，船<text:span text:style-name="T1">#</text:span>tsiū 黏牢佇海底<text:span text:style-name="T1">#</text:span>。死傷<text:span text:style-name="T1">#</text:span>的兵<text:span text:style-name="T1">#</text:span>真濟<text:span text:style-name="T1">#</text:span>，也<text:span text:style-name="T1">#</text:span>揣攏無sin-si <text:span text:style-name="T1">#</text:span>的有600名<text:span text:style-name="T1">#</text:span>。Iáu-buē <text:span text:style-name="T1">#</text:span>知起火<text:span text:style-name="T1">#</text:span>ê in-tuann 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6"/>
      <text:p text:style-name="P16">交戰ê消息，臺南府城教會報編輯室著，1905</text:p>
      <text:p text:style-name="P16">Kau-tsiàn ê Siau-sit, Tâi-lâm Hú-siânn Kàu-huē-pò Pian-tsi̍p-sik tù, 1905 </text:p>
      <text:p text:style-name="P16"><text:soft-page-break/></text:p>
      <text:p text:style-name="P30"><text:span text:style-name="T2">5.</text:span><text:line-break/>我一時<text:span text:style-name="T1">#</text:span>ka-kī 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tsiū 發烘<text:span text:style-name="T1">#</text:span>，大概<text:span text:style-name="T1">#</text:span>kánn 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m̄-kú一見<text:span text:style-name="T1">#</text:span>對這<text:span text:style-name="T1">#</text:span>个女性若準<text:span text:style-name="T1">#</text:span>佇sím-mi̍h 所在<text:span text:style-name="T1">#</text:span>捌<text:span text:style-name="T1">#</text:span>看伊的面<text:span text:style-name="T1">#</text:span>，而且是真熟<text:span text:style-name="T1">#</text:span>，宛如<text:span text:style-name="T1">#</text:span>早捌sann-bat <text:span text:style-name="T49">(</text:span>相捌<text:span text:style-name="T49">)</text:span>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8"/>
      <text:p text:style-name="P18">--- 台日大辭典(台文譯本)---</text:p>
      <text:p text:style-name="P16">hāi-tsāi<text:tab/>[亥在]<text:tab/>老神在在，自在。</text:p>
      <text:p text:style-name="P16"/>
      <text:p text:style-name="P31"><text:span text:style-name="T2">6.</text:span><text:line-break/>隔幾若日<text:span text:style-name="T1">#</text:span>攏無接<text:span text:style-name="T1">#</text:span>著回<text:span text:style-name="T50">phue</text:span><text:span text:style-name="T1">#</text:span>，心<text:span text:style-name="T1">#</text:span>真著急<text:span text:style-name="T1">#</text:span>，時時等候<text:span text:style-name="T1">#</text:span>。忽然佇一<text:span text:style-name="T1">#</text:span>个mńg-poo <text:span text:style-name="T50">(</text:span>晚晡<text:span text:style-name="T50">)</text:span><text:span text:style-name="T1"># </text:span>pàng 課後<text:span text:style-name="T1">#</text:span>有郵差<text:span text:style-name="T1">#</text:span>提一張<text:span text:style-name="T1">#</text:span><text:span text:style-name="T50">phue</text:span>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--來tsiū 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án-ni 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6"/>
      <text:p text:style-name="P16">疼你贏過通世間，賴仁聲著，1955</text:p>
      <text:p text:style-name="P16"><text:soft-page-break/>Thiànn Lí Iânn Kè Thong Sè-kan, Luā Jîn-sing tù,1955</text:p>
      <text:p text:style-name="P16"/>
      <text:p text:style-name="P16"><text:span text:style-name="T2">7.</text:span><text:line-break/>「我只是綴你<text:span text:style-name="T51">teh</text:span>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6"/>
      <text:p text:style-name="P32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tshan-tshiūnn <text:span text:style-name="T1">#</text:span>來奉獻<text:span text:style-name="T1">#</text:span>ka-kī <text:span text:style-name="T1">#</text:span>。總是<text:span text:style-name="T1">#</text:span>，這陣<text:span text:style-name="T1">#</text:span>ka-kī <text:span text:style-name="T1">#</text:span>煞bê-sit 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32"/>
      <text:p text:style-name="P33"/>
      <text:p text:style-name="P35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án-ne <text:span text:style-name="T1">#</text:span>共gún 鼓勵過<text:span text:style-name="T1">#</text:span>，後擺<text:span text:style-name="T1">#</text:span>我tiō 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<text:span text:style-name="T54">甲</text:span>欲到眠床<text:span text:style-name="T1">#</text:span>頂<text:span text:style-name="T1">#</text:span>。你厝<text:span text:style-name="T56">nih</text:span>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ká-ná 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16"/>
      <text:p text:style-name="P16"/>
      <text:p text:style-name="P16"/>
      <text:p text:style-name="P16">愛你kap愛伊平仔濟，盧誕春著，1997</text:p>
      <text:p text:style-name="P16">Ài Lí Kap Ài I Pînn-á Tsē, Lôo Tān-tshun tù, 1997</text:p>
      <text:p text:style-name="P16"/>
      <text:p text:style-name="P34"><text:span text:style-name="T54">甲: </text:span><text:span text:style-name="T55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6:56:46.229204513</dc:date>
    <meta:editing-duration>PT1H48M48S</meta:editing-duration>
    <meta:editing-cycles>78</meta:editing-cycles>
    <meta:generator>LibreOffice/6.0.7.3$Linux_X86_64 LibreOffice_project/00m0$Build-3</meta:generator>
    <meta:document-statistic meta:table-count="0" meta:image-count="0" meta:object-count="0" meta:page-count="12" meta:paragraph-count="55" meta:word-count="3946" meta:character-count="10716" meta:non-whitespace-character-count="9428"/>
  </office:meta>
</office:document-meta>
</file>